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imes" svg:font-family="Times, serif"/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paragraph-rsid="0012230a" style:text-blinking="false" fo:background-color="#ffffff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paragraph-rsid="0012f92b" style:text-blinking="false" fo:background-color="#ffffff"/>
    </style:style>
    <style:style style:name="P4" style:family="paragraph" style:parent-style-name="Text_20_body">
      <style:text-properties fo:background-color="#ffffff"/>
    </style:style>
    <style:style style:name="P5" style:family="paragraph" style:parent-style-name="Text_20_body">
      <style:paragraph-properties fo:margin-top="0cm" fo:margin-bottom="0.423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.423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" fo:font-size="14.5pt" fo:font-style="normal" style:text-underline-style="none" fo:font-weight="normal" style:text-blinking="false" fo:background-color="#ffffff"/>
    </style:style>
    <style:style style:name="P7" style:family="paragraph" style:parent-style-name="Text_20_body">
      <style:paragraph-properties fo:margin-top="0cm" fo:margin-bottom="0.423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paragraph-rsid="0010c349" style:text-blinking="false" fo:background-color="#ffffff"/>
    </style:style>
    <style:style style:name="P8" style:family="paragraph" style:parent-style-name="Text_20_body">
      <style:paragraph-properties fo:margin-top="0cm" fo:margin-bottom="0.423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paragraph-rsid="0012230a" style:text-blinking="false" fo:background-color="#ffffff"/>
    </style:style>
    <style:style style:name="P9" style:family="paragraph" style:parent-style-name="Text_20_body">
      <style:paragraph-properties fo:margin-top="0cm" fo:margin-bottom="0.423cm" loext:contextual-spacing="false" fo:line-height="120%" style:writing-mode="lr-tb"/>
      <style:text-properties officeooo:paragraph-rsid="000e1120"/>
    </style:style>
    <style:style style:name="P10" style:family="paragraph" style:parent-style-name="Text_20_body" style:list-style-name="List_20_1">
      <style:paragraph-properties fo:margin-top="0cm" fo:margin-bottom="0.423cm" loext:contextual-spacing="false" fo:line-height="120%" style:writing-mode="lr-tb"/>
    </style:style>
    <style:style style:name="P11" style:family="paragraph" style:parent-style-name="Text_20_body">
      <style:paragraph-properties fo:margin-top="0cm" fo:margin-bottom="0.423cm" loext:contextual-spacing="false" fo:line-height="120%" style:writing-mode="lr-tb"/>
      <style:text-properties fo:background-color="#ffffff"/>
    </style:style>
    <style:style style:name="P12" style:family="paragraph" style:parent-style-name="Text_20_body">
      <loext:graphic-properties draw:fill="none" draw:fill-color="#ffffff"/>
      <style:paragraph-properties fo:margin-top="0cm" fo:margin-bottom="0.423cm" loext:contextual-spacing="false" fo:line-height="120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" fo:font-size="16pt" fo:font-style="normal" style:text-underline-style="none" fo:font-weight="normal" style:text-blinking="false" fo:background-color="#ffffff"/>
    </style:style>
    <style:style style:name="P13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.423cm" loext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" fo:font-size="14.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.423cm" loext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" fo:font-size="14.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.423cm" loext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" fo:font-size="14.5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.423cm" loext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" fo:font-size="14.5pt" fo:font-style="normal" style:text-underline-style="none" fo:font-weight="normal" style:text-blinking="false" fo:background-color="transparent"/>
    </style:style>
    <style:style style:name="P17" style:family="paragraph" style:parent-style-name="Text_20_body">
      <loext:graphic-properties draw:fill="none" draw:fill-color="#ffffff"/>
      <style:paragraph-properties fo:margin-left="0cm" fo:margin-right="0cm" fo:margin-top="0cm" fo:margin-bottom="0.423cm" loext:contextual-spacing="false" fo:line-height="120%" fo:text-indent="0cm" style:auto-text-indent="false" fo:background-color="transparent" fo:padding="0cm" fo:border="none" style:writing-mode="lr-tb"/>
      <style:text-properties fo:font-weight="normal" officeooo:paragraph-rsid="000c6b49"/>
    </style:style>
    <style:style style:name="P18" style:family="paragraph" style:parent-style-name="Text_20_body">
      <style:paragraph-properties fo:margin-left="0cm" fo:margin-right="0cm" fo:margin-top="0cm" fo:margin-bottom="0.423cm" loext:contextual-spacing="false" fo:line-height="120%" fo:text-indent="0cm" style:auto-text-indent="false" style:writing-mode="lr-tb"/>
      <style:text-properties officeooo:paragraph-rsid="000b3756" fo:background-color="#ffffff"/>
    </style:style>
    <style:style style:name="T1" style:family="text">
      <style:text-properties fo:font-variant="normal" fo:text-transform="none" fo:color="#990099" style:font-name="monospace" fo:font-size="8.25pt" fo:letter-spacing="normal" fo:font-style="normal" fo:font-weight="normal"/>
    </style:style>
    <style:style style:name="T2" style:family="text">
      <style:text-properties fo:font-variant="normal" fo:text-transform="none" fo:color="#990099" style:text-line-through-style="none" style:text-line-through-type="none" style:font-name="monospace" fo:font-size="8.2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990099" style:text-line-through-style="none" style:text-line-through-type="none" style:font-name="monospace" fo:font-size="8.25pt" fo:letter-spacing="normal" fo:font-style="normal" style:text-underline-style="none" fo:font-weight="normal" style:text-blinking="false" fo:background-color="#ffffff" loext:char-shading-value="0" style:font-size-asian="7.15000009536743pt" style:font-size-complex="8.19999980926514pt"/>
    </style:style>
    <style:style style:name="T4" style:family="text">
      <style:text-properties fo:font-variant="normal" fo:text-transform="none" fo:color="#990099" style:text-line-through-style="none" style:text-line-through-type="none" style:font-name="monospace" fo:font-size="8.25pt" fo:letter-spacing="normal" fo:font-style="normal" style:text-underline-style="none" style:text-blinking="false" fo:background-color="#ffffff" loext:char-shading-value="0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style:font-name="monospace" fo:font-size="8.25pt" fo:letter-spacing="normal" fo:font-style="normal" fo:font-weight="normal"/>
    </style:style>
    <style:style style:name="T7" style:family="text">
      <style:text-properties fo:font-variant="normal" fo:text-transform="none" fo:color="#000000" style:text-line-through-style="none" style:text-line-through-type="none" style:font-name="Times" fo:font-size="14.5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" fo:font-size="14.5pt" fo:font-style="normal" style:text-underline-style="none" fo:font-weight="normal" officeooo:rsid="000b375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" fo:font-size="14.5pt" fo:font-style="normal" style:text-underline-style="none" style:text-blinking="false" fo:background-color="#ffffff" loext:char-shading-value="0" style:font-size-asian="14.5pt" style:font-size-complex="14.5pt"/>
    </style:style>
    <style:style style:name="T10" style:family="text"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style:text-blinking="false"/>
    </style:style>
    <style:style style:name="T11" style:family="text"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rsid="000f7de7" style:text-blinking="false" fo:background-color="#ffffff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rsid="0010c349" style:text-blinking="false" fo:background-color="#ffffff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officeooo:rsid="0012230a" style:text-blinking="false" fo:background-color="#ffffff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" fo:font-size="14pt" fo:font-style="normal" style:text-underline-style="none" style:text-blinking="false" fo:background-color="#ffffff" loext:char-shading-value="0" style:font-size-asian="14pt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font-name="Times" fo:font-size="14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000000" style:text-line-through-style="none" style:text-line-through-type="none" style:font-name="Times" fo:font-size="19pt" fo:font-style="normal" style:text-underline-style="none" style:text-blinking="false" fo:background-color="#ffffff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" fo:font-size="19pt" fo:font-style="normal" style:text-underline-style="none" style:text-blinking="false" fo:background-color="#ffffff" loext:char-shading-value="0" style:font-size-asian="14.5pt" style:font-size-complex="14.5pt"/>
    </style:style>
    <style:style style:name="T19" style:family="text">
      <style:text-properties fo:font-variant="normal" fo:text-transform="none" fo:color="#000000" style:text-line-through-style="none" style:text-line-through-type="none" style:font-name="Times" fo:font-size="19pt" fo:font-style="normal" style:text-underline-style="none" style:text-blinking="false" fo:background-color="#ffff00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" fo:font-size="19pt" fo:font-style="normal" style:text-underline-style="none" style:text-blinking="false" fo:background-color="#ffff00" loext:char-shading-value="0" style:font-size-asian="14.5pt" style:font-size-complex="14.5pt"/>
    </style:style>
    <style:style style:name="T21" style:family="text">
      <style:text-properties fo:font-variant="normal" fo:text-transform="none" fo:color="#000000" style:text-line-through-style="none" style:text-line-through-type="none" style:font-name="Times" fo:font-size="19pt" fo:letter-spacing="normal" fo:font-style="normal" style:text-underline-style="none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Times" fo:font-size="8.19999980926514pt" fo:letter-spacing="normal" fo:font-style="normal" style:text-underline-style="none" fo:font-weight="normal" style:text-blinking="false" fo:background-color="#ffffff" loext:char-shading-value="0" style:font-size-asian="7.15000009536743pt" style:font-size-complex="8.19999980926514pt"/>
    </style:style>
    <style:style style:name="T23" style:family="text">
      <style:text-properties fo:font-variant="normal" fo:text-transform="none" fo:color="#000000" style:text-line-through-style="none" style:text-line-through-type="none" style:font-name="Times" fo:font-size="8.19999980926514pt" fo:font-style="normal" style:text-underline-style="none" fo:font-weight="normal" style:text-blinking="false" fo:background-color="#ffffff" loext:char-shading-value="0" style:font-size-asian="7.15000009536743pt" style:font-size-complex="8.19999980926514pt"/>
    </style:style>
    <style:style style:name="T24" style:family="text">
      <style:text-properties fo:font-variant="normal" fo:text-transform="none" fo:color="#ff0000" style:font-name="monospace" fo:font-size="8.25pt" fo:letter-spacing="normal" fo:font-style="normal" fo:font-weight="normal"/>
    </style:style>
    <style:style style:name="T25" style:family="text">
      <style:text-properties fo:font-variant="normal" fo:text-transform="none" fo:color="#ff0000" style:text-line-through-style="none" style:text-line-through-type="none" style:font-name="monospace" fo:font-size="8.25pt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ff00ff" style:font-name="monospace" fo:font-size="8.25pt" fo:letter-spacing="normal" fo:font-style="normal" fo:font-weight="normal"/>
    </style:style>
    <style:style style:name="T27" style:family="text">
      <style:text-properties fo:font-variant="normal" fo:text-transform="none" fo:color="#ff00ff" style:text-line-through-style="none" style:text-line-through-type="none" style:font-name="monospace" fo:font-size="8.25pt" fo:letter-spacing="normal" fo:font-style="normal" style:text-underline-style="none" fo:font-weight="normal" style:text-blinking="false"/>
    </style:style>
    <style:style style:name="T28" style:family="text">
      <style:text-properties fo:font-variant="normal" fo:text-transform="none" fo:color="#ff00ff" style:text-line-through-style="none" style:text-line-through-type="none" style:font-name="monospace" fo:font-size="8.25pt" fo:letter-spacing="normal" fo:font-style="normal" style:text-underline-style="none" fo:font-weight="normal" style:text-blinking="false" fo:background-color="#ffffff" loext:char-shading-value="0" style:font-size-asian="7.15000009536743pt" style:font-size-complex="8.19999980926514pt"/>
    </style:style>
    <style:style style:name="T29" style:family="text">
      <style:text-properties fo:font-variant="normal" fo:text-transform="none" fo:color="#ff00ff" style:text-line-through-style="none" style:text-line-through-type="none" style:font-name="monospace" fo:font-size="8.25pt" fo:letter-spacing="normal" fo:font-style="normal" style:text-underline-style="none" style:text-blinking="false" fo:background-color="#ffffff" loext:char-shading-value="0"/>
    </style:style>
    <style:style style:name="T30" style:family="text">
      <style:text-properties fo:font-variant="normal" fo:text-transform="none" fo:color="#008000" style:font-name="monospace" fo:font-size="8.25pt" fo:letter-spacing="normal" fo:font-style="normal" fo:font-weight="normal"/>
    </style:style>
    <style:style style:name="T31" style:family="text">
      <style:text-properties fo:font-variant="normal" fo:text-transform="none" fo:color="#008000" style:text-line-through-style="none" style:text-line-through-type="none" style:font-name="monospace" fo:font-size="8.25pt" fo:letter-spacing="normal" fo:font-style="normal" style:text-underline-style="none" fo:font-weight="normal" style:text-blinking="false"/>
    </style:style>
    <style:style style:name="T32" style:family="text">
      <style:text-properties fo:font-variant="normal" fo:text-transform="none" fo:color="#008000" style:text-line-through-style="none" style:text-line-through-type="none" style:font-name="monospace" fo:font-size="8.25pt" fo:letter-spacing="normal" fo:font-style="normal" style:text-underline-style="none" fo:font-weight="normal" style:text-blinking="false" fo:background-color="#ffffff" loext:char-shading-value="0" style:font-size-asian="7.15000009536743pt" style:font-size-complex="8.19999980926514pt"/>
    </style:style>
    <style:style style:name="T33" style:family="text">
      <style:text-properties fo:font-variant="normal" fo:text-transform="none" fo:color="#008000" style:text-line-through-style="none" style:text-line-through-type="none" style:font-name="monospace" fo:font-size="8.25pt" fo:letter-spacing="normal" fo:font-style="normal" style:text-underline-style="none" fo:font-weight="normal" officeooo:rsid="000e1120" style:text-blinking="false" fo:background-color="#ffffff" loext:char-shading-value="0" style:font-size-asian="7.15000009536743pt" style:font-size-complex="8.19999980926514pt"/>
    </style:style>
    <style:style style:name="T34" style:family="text">
      <style:text-properties fo:font-variant="normal" fo:text-transform="none" fo:color="#008000" style:text-line-through-style="none" style:text-line-through-type="none" style:font-name="monospace" fo:font-size="8.25pt" fo:letter-spacing="normal" fo:font-style="normal" style:text-underline-style="none" style:text-blinking="false" fo:background-color="#ffffff" loext:char-shading-value="0"/>
    </style:style>
    <style:style style:name="T35" style:family="text">
      <style:text-properties fo:font-variant="normal" fo:text-transform="none" fo:color="#008080" style:text-line-through-style="none" style:text-line-through-type="none" style:font-name="monospace" fo:font-size="8.25pt" fo:letter-spacing="normal" fo:font-style="normal" style:text-underline-style="none" fo:font-weight="normal" style:text-blinking="false"/>
    </style:style>
    <style:style style:name="T36" style:family="text">
      <style:text-properties fo:font-variant="normal" fo:text-transform="none" fo:color="#008080" style:text-line-through-style="none" style:text-line-through-type="none" style:font-name="monospace" fo:font-size="8.25pt" fo:letter-spacing="normal" fo:font-style="normal" style:text-underline-style="none" fo:font-weight="normal" style:text-blinking="false" fo:background-color="#ffffff" loext:char-shading-value="0" style:font-size-asian="7.15000009536743pt" style:font-size-complex="8.19999980926514pt"/>
    </style:style>
    <style:style style:name="T37" style:family="text">
      <style:text-properties fo:font-variant="normal" fo:text-transform="none" fo:color="#008080" style:text-line-through-style="none" style:text-line-through-type="none" style:font-name="monospace" fo:font-size="8.25pt" fo:letter-spacing="normal" fo:font-style="normal" style:text-underline-style="none" fo:font-weight="normal" officeooo:rsid="000e1120" style:text-blinking="false" fo:background-color="#ffffff" loext:char-shading-value="0" style:font-size-asian="7.15000009536743pt" style:font-size-complex="8.19999980926514pt"/>
    </style:style>
    <style:style style:name="T38" style:family="text">
      <style:text-properties fo:color="#990099" style:font-name="monospace" fo:font-size="8.25pt" fo:letter-spacing="normal"/>
    </style:style>
    <style:style style:name="T39" style:family="text">
      <style:text-properties fo:color="#990099" style:font-name="monospace" fo:font-size="8.25pt" fo:letter-spacing="normal" fo:background-color="#ffff00" loext:char-shading-value="0"/>
    </style:style>
    <style:style style:name="T40" style:family="text">
      <style:text-properties fo:color="#990099" style:font-name="monospace" fo:font-size="8.25pt" fo:letter-spacing="normal" fo:background-color="#ffffff" loext:char-shading-value="0"/>
    </style:style>
    <style:style style:name="T41" style:family="text">
      <style:text-properties fo:color="#990099" style:font-name="monospace" fo:font-size="8.25pt" fo:letter-spacing="normal" fo:background-color="#ffffff" loext:char-shading-value="0"/>
    </style:style>
    <style:style style:name="T42" style:family="text">
      <style:text-properties fo:color="#990099" style:font-name="monospace" fo:font-size="8.25pt" fo:letter-spacing="normal" officeooo:rsid="0012230a"/>
    </style:style>
    <style:style style:name="T43" style:family="text">
      <style:text-properties style:font-name="monospace" fo:font-size="8.25pt" fo:letter-spacing="normal"/>
    </style:style>
    <style:style style:name="T44" style:family="text">
      <style:text-properties style:font-name="monospace" fo:font-size="8.25pt" fo:letter-spacing="normal" officeooo:rsid="0012230a"/>
    </style:style>
    <style:style style:name="T45" style:family="text">
      <style:text-properties fo:letter-spacing="normal"/>
    </style:style>
    <style:style style:name="T46" style:family="text">
      <style:text-properties fo:color="#ff00ff" style:font-name="monospace" fo:font-size="8.25pt" fo:letter-spacing="normal"/>
    </style:style>
    <style:style style:name="T47" style:family="text">
      <style:text-properties fo:color="#ff00ff" style:font-name="monospace" fo:font-size="8.25pt" fo:letter-spacing="normal" fo:background-color="#ffff00" loext:char-shading-value="0"/>
    </style:style>
    <style:style style:name="T48" style:family="text">
      <style:text-properties fo:color="#ff00ff" style:font-name="monospace" fo:font-size="8.25pt" fo:letter-spacing="normal" fo:background-color="#ffffff" loext:char-shading-value="0"/>
    </style:style>
    <style:style style:name="T49" style:family="text">
      <style:text-properties fo:color="#ff00ff" style:font-name="monospace" fo:font-size="8.25pt" fo:letter-spacing="normal" fo:background-color="#ffffff" loext:char-shading-value="0"/>
    </style:style>
    <style:style style:name="T50" style:family="text">
      <style:text-properties fo:color="#008000" style:font-name="monospace" fo:font-size="8.25pt" fo:letter-spacing="normal"/>
    </style:style>
    <style:style style:name="T51" style:family="text">
      <style:text-properties fo:color="#008000" style:font-name="monospace" fo:font-size="8.25pt" fo:letter-spacing="normal" fo:background-color="#ffff00" loext:char-shading-value="0"/>
    </style:style>
    <style:style style:name="T52" style:family="text">
      <style:text-properties fo:color="#008000" style:font-name="monospace" fo:font-size="8.25pt" fo:letter-spacing="normal" fo:background-color="#ffffff" loext:char-shading-value="0"/>
    </style:style>
    <style:style style:name="T53" style:family="text">
      <style:text-properties fo:color="#008000" style:font-name="monospace" fo:font-size="8.25pt" fo:letter-spacing="normal" fo:background-color="#ffffff" loext:char-shading-value="0"/>
    </style:style>
    <style:style style:name="T54" style:family="text">
      <style:text-properties fo:color="#008000" style:font-name="monospace" fo:font-size="8.25pt" fo:letter-spacing="normal" officeooo:rsid="0012f92b"/>
    </style:style>
    <style:style style:name="T55" style:family="text">
      <style:text-properties fo:font-size="19pt" fo:background-color="#ffff00" loext:char-shading-value="0"/>
    </style:style>
    <style:style style:name="T56" style:family="text">
      <style:text-properties fo:font-size="19pt" fo:letter-spacing="normal" fo:background-color="#ffff00" loext:char-shading-value="0"/>
    </style:style>
    <style:style style:name="T57" style:family="text">
      <style:text-properties fo:font-size="19pt" fo:letter-spacing="normal" fo:background-color="#ffffff" loext:char-shading-value="0"/>
    </style:style>
    <style:style style:name="T58" style:family="text">
      <style:text-properties fo:font-size="19pt" fo:letter-spacing="normal" fo:background-color="#ffffff" loext:char-shading-value="0"/>
    </style:style>
    <style:style style:name="T59" style:family="text">
      <style:text-properties fo:font-size="19pt" fo:background-color="#ffffff" loext:char-shading-value="0"/>
    </style:style>
    <style:style style:name="T60" style:family="text">
      <style:text-properties fo:font-size="19pt" fo:background-color="#ffffff" loext:char-shading-value="0"/>
    </style:style>
    <style:style style:name="T61" style:family="text">
      <style:text-properties fo:color="#008080" style:font-name="monospace" fo:font-size="8.25pt" fo:letter-spacing="normal"/>
    </style:style>
    <style:style style:name="T62" style:family="text">
      <style:text-properties fo:background-color="#ffffff" loext:char-shading-value="0"/>
    </style:style>
    <style:style style:name="T63" style:family="text">
      <style:text-properties fo:background-color="#ffffff" loext:char-shading-value="0"/>
    </style:style>
    <style:style style:name="T64" style:family="text">
      <style:text-properties officeooo:rsid="000e1120"/>
    </style:style>
    <style:style style:name="T65" style:family="text">
      <style:text-properties officeooo:rsid="0010c34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5e30ba31-7fff-d37f-53af-642509ba8723"/>1) Requêtes sans jointure </text:p>
      <text:list xml:id="list284250274" text:style-name="L1">
        <text:list-item>
          <text:p text:style-name="P13">1)  Combien d’habitants  dans toutes les communes en 2010</text:p>
        </text:list-item>
      </text:list>
      <text:p text:style-name="P1"><text:span text:style-name="T1">SELECT</text:span><text:span text:style-name="T5"> </text:span><text:span text:style-name="T24">SUM</text:span><text:span text:style-name="T26">(</text:span><text:span text:style-name="T5"> </text:span><text:span text:style-name="T6">population_2010</text:span><text:span text:style-name="T5"> </text:span><text:span text:style-name="T26">)</text:span><text:line-break/><text:span text:style-name="T1">FROM</text:span><text:span text:style-name="T5"> </text:span><text:span text:style-name="T30">`communes`</text:span> </text:p>
      <text:p text:style-name="P1"><text:tab/></text:p>
      <text:p text:style-name="P1"><text:tab/><text:bookmark text:name="docs-internal-guid-096460c2-7fff-3ef9-2369-850e5140aa64"/><text:span text:style-name="T7">2)  Combien de communes </text:span><text:span text:style-name="T8">d</text:span><text:span text:style-name="T7">ans le département 91? </text:span></text:p>
      <text:p text:style-name="P18"><text:span text:style-name="T2">SELECT</text:span><text:span text:style-name="T16"> </text:span><text:span text:style-name="T25">COUNT</text:span><text:span text:style-name="T27">(</text:span><text:span text:style-name="T16"> </text:span><text:span text:style-name="T27">*</text:span><text:span text:style-name="T16"> </text:span><text:span text:style-name="T27">)</text:span><text:span text:style-name="T10"><text:line-break/></text:span><text:span text:style-name="T2">FROM</text:span><text:span text:style-name="T16"> </text:span><text:span text:style-name="T31">`communes`</text:span><text:span text:style-name="T10"><text:line-break/></text:span><text:span text:style-name="T2">WHERE</text:span><text:span text:style-name="T16"> </text:span><text:span text:style-name="T31">`num_departement`</text:span><text:span text:style-name="T16"> </text:span><text:span text:style-name="T27">=</text:span><text:span text:style-name="T35">91</text:span><text:span text:style-name="T10"> </text:span></text:p>
      <text:list xml:id="list2401666903" text:style-name="L3">
        <text:list-item>
          <text:p text:style-name="P14">3)  Quelles sont les deux plus petites communes, en superficie ? </text:p>
        </text:list-item>
      </text:list>
      <text:p text:style-name="P6"><text:span text:style-name="T38">SELECT</text:span><text:span text:style-name="T45"> </text:span><text:span text:style-name="T46">*</text:span><text:line-break/><text:span text:style-name="T38">FROM</text:span><text:span text:style-name="T45"> </text:span><text:span text:style-name="T50">`communes`</text:span><text:line-break/><text:span text:style-name="T38">ORDER</text:span><text:span text:style-name="T45"> </text:span><text:span text:style-name="T38">BY</text:span><text:span text:style-name="T45"> </text:span><text:span text:style-name="T50">`surface`</text:span> </text:p>
      <text:p text:style-name="P4"/>
      <text:list xml:id="list1282463189" text:style-name="L4">
        <text:list-item>
          <text:p text:style-name="P15">4)  Quelles sont les deux communes les plus peuplées ? </text:p>
        </text:list-item>
      </text:list>
      <text:p text:style-name="P17"><text:span text:style-name="T4">SELECT</text:span><text:span text:style-name="T21"> </text:span><text:span text:style-name="T29">*</text:span><text:span text:style-name="T17"><text:line-break/></text:span><text:span text:style-name="T4">FROM</text:span><text:span text:style-name="T21"> </text:span><text:span text:style-name="T34">`communes`</text:span><text:span text:style-name="T17"><text:line-break/></text:span><text:span text:style-name="T4">ORDER</text:span><text:span text:style-name="T21"> </text:span><text:span text:style-name="T4">BY</text:span><text:span text:style-name="T21"> </text:span><text:span text:style-name="T34">`population_2010`</text:span><text:span text:style-name="T21"> </text:span><text:span text:style-name="T4">DESC</text:span><text:span text:style-name="T19"><text:line-break/></text:span></text:p>
      <text:p text:style-name="P17"><text:span text:style-name="T18"><text:tab/></text:span><text:span text:style-name="T9">5) Modifier le nom du département 94 par val de marne2</text:span></text:p>
      <text:p text:style-name="P9"><text:span text:style-name="T3">UPDATE</text:span><text:span text:style-name="T22"> </text:span><text:span text:style-name="T32">`departements`</text:span><text:span text:style-name="T22"> </text:span></text:p>
      <text:p text:style-name="P9"><text:span text:style-name="T3">SET</text:span><text:span text:style-name="T22"> </text:span><text:span text:style-name="T32">`nom_departement`</text:span><text:span text:style-name="T22"> </text:span><text:span text:style-name="T28">=</text:span><text:span text:style-name="T22"> </text:span><text:span text:style-name="T32">'</text:span><text:span text:style-name="T33">val de marne2</text:span><text:span text:style-name="T32">'</text:span><text:span text:style-name="T22"> </text:span></text:p>
      <text:p text:style-name="P9"><text:span text:style-name="T3">WHERE</text:span><text:span text:style-name="T22"> </text:span><text:span text:style-name="T32">`num_departement`</text:span><text:span text:style-name="T22"> </text:span><text:span text:style-name="T28">=</text:span><text:span text:style-name="T36">9</text:span><text:span text:style-name="T37">4</text:span><text:span text:style-name="T23"> </text:span></text:p>
      <text:p text:style-name="Text_20_body"/>
      <text:list xml:id="list2150045568" text:style-name="L5">
        <text:list-item>
          <text:p text:style-name="P16">6)  Quelles sont les deux communes  les plus densément peuplées ? </text:p>
        </text:list-item>
      </text:list>
      <text:p text:style-name="P12"><text:span text:style-name="T38">SELECT</text:span><text:span text:style-name="T45"> </text:span><text:span text:style-name="T46">*</text:span><text:line-break/><text:span text:style-name="T38">FROM</text:span><text:span text:style-name="T45"> </text:span><text:span text:style-name="T50">`communes`</text:span><text:line-break/><text:span text:style-name="T38">ORDER</text:span><text:span text:style-name="T45"> </text:span><text:span text:style-name="T38">BY</text:span><text:span text:style-name="T45"> </text:span><text:span text:style-name="T50">`population_2010`</text:span><text:span text:style-name="T45"> </text:span><text:span text:style-name="T38">DESC</text:span><text:span text:style-name="T45"> </text:span><text:span text:style-name="T46">,</text:span><text:span text:style-name="T45"> </text:span><text:span text:style-name="T50">`surface`</text:span><text:span text:style-name="T45"> </text:span><text:span text:style-name="T38">DESC</text:span> </text:p>
      <text:p text:style-name="Text_20_body"/>
      <text:list xml:id="list98592246" text:style-name="List_20_1">
        <text:list-item>
          <text:p text:style-name="P10"><text:soft-page-break/><text:span text:style-name="T11"><text:s text:c="2"/>7) en utilisant une requête sql, </text:span><text:span text:style-name="T12">m</text:span><text:span text:style-name="T11">odifier la structure de la table Communes en supprimant la colonne Population_1999</text:span></text:p>
        </text:list-item>
      </text:list>
      <text:p text:style-name="P7"><text:span text:style-name="T38">ALTER</text:span><text:span text:style-name="T45"> </text:span><text:span text:style-name="T38">TABLE</text:span><text:span text:style-name="T45"> </text:span><text:span text:style-name="T43">communes</text:span><text:span text:style-name="T45"> </text:span></text:p>
      <text:p text:style-name="P7"><text:span text:style-name="T38">DROP</text:span><text:span text:style-name="T45"> </text:span><text:span text:style-name="T43">population_1999</text:span> </text:p>
      <text:p text:style-name="P4"/>
      <text:list xml:id="list145519193383697" text:continue-numbering="true" text:style-name="List_20_1">
        <text:list-item>
          <text:p text:style-name="P10"><text:span text:style-name="T11"><text:s/>8</text:span><text:span text:style-name="T13">)</text:span><text:span text:style-name="T11"> en utilisant une requête sql, Changer le nom de l’attribut Population_2010 par population_VF</text:span></text:p>
        </text:list-item>
      </text:list>
      <text:p text:style-name="P8"><text:span text:style-name="T38">ALTER</text:span><text:span text:style-name="T45"> </text:span><text:span text:style-name="T38">TABLE</text:span><text:span text:style-name="T45"> </text:span><text:span text:style-name="T43">communes</text:span><text:span text:style-name="T45"> </text:span></text:p>
      <text:p text:style-name="P2"><text:span text:style-name="T42">CHANGE</text:span><text:span text:style-name="T45"> </text:span><text:span text:style-name="T43">population_1999 </text:span><text:span text:style-name="T44">population_vf INT(11)</text:span></text:p>
      <text:p text:style-name="P11"><text:span text:style-name="T10"/></text:p>
      <text:list xml:id="list145519316053870" text:continue-numbering="true" text:style-name="List_20_1">
        <text:list-item>
          <text:p text:style-name="P10"><text:span text:style-name="T11">9</text:span><text:span text:style-name="T14">)</text:span><text:span text:style-name="T11"> Supprimer la commune num 94450</text:span></text:p>
        </text:list-item>
      </text:list>
      <text:p text:style-name="P3"><text:span text:style-name="T38">DELETE</text:span><text:span text:style-name="T45"> </text:span></text:p>
      <text:p text:style-name="P3"><text:span text:style-name="T38">FROM</text:span><text:span text:style-name="T45"> </text:span><text:span text:style-name="T50">`communes`</text:span><text:span text:style-name="T45"> </text:span></text:p>
      <text:p text:style-name="P3"><text:span text:style-name="T38">WHERE</text:span><text:span text:style-name="T45"> </text:span><text:span text:style-name="T50">`code_commune`</text:span><text:span text:style-name="T45"> </text:span><text:span text:style-name="T46">=</text:span><text:span text:style-name="T45"> </text:span><text:span text:style-name="T50">'9</text:span><text:span text:style-name="T54">4450</text:span><text:span text:style-name="T50">'</text:span> 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imes" svg:font-family="Times, serif"/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08T13:41:38.115000000</meta:creation-date>
    <dc:date>2023-01-08T14:55:15.856000000</dc:date>
    <meta:editing-duration>PT2M14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27" meta:word-count="180" meta:character-count="1163" meta:non-whitespace-character-count="982"/>
  </office:meta>
</office:document-meta>
</file>